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e72" officeooo:paragraph-rsid="00048e72"/>
    </style:style>
    <style:style style:name="P2" style:family="paragraph" style:parent-style-name="Standard">
      <style:text-properties officeooo:rsid="00048e72" officeooo:paragraph-rsid="0004dd51"/>
    </style:style>
    <style:style style:name="P3" style:family="paragraph" style:parent-style-name="Standard">
      <style:text-properties officeooo:rsid="00048e72" officeooo:paragraph-rsid="002ad9d9"/>
    </style:style>
    <style:style style:name="P4" style:family="paragraph" style:parent-style-name="Standard">
      <style:text-properties officeooo:rsid="00048e72" officeooo:paragraph-rsid="002e849f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tyle="italic" officeooo:rsid="00048e72" officeooo:paragraph-rsid="00048e72" style:font-style-asian="italic" style:font-style-complex="italic"/>
    </style:style>
    <style:style style:name="P6" style:family="paragraph" style:parent-style-name="Standard">
      <style:text-properties style:font-name="Times New Roman1" fo:font-style="italic" officeooo:rsid="00048e72" officeooo:paragraph-rsid="0004dd51" style:font-style-asian="italic" style:font-style-complex="italic"/>
    </style:style>
    <style:style style:name="P7" style:family="paragraph" style:parent-style-name="Standard">
      <style:text-properties style:font-name="Times New Roman1" fo:font-style="italic" officeooo:rsid="00048e72" officeooo:paragraph-rsid="00048e72" style:font-style-asian="italic" style:font-style-complex="italic"/>
    </style:style>
    <style:style style:name="P8" style:family="paragraph" style:parent-style-name="Standard">
      <style:text-properties style:font-name="Times New Roman1" fo:font-style="italic" officeooo:rsid="00048e72" officeooo:paragraph-rsid="000653f8" style:font-style-asian="italic" style:font-style-complex="italic"/>
    </style:style>
    <style:style style:name="P9" style:family="paragraph" style:parent-style-name="Standard">
      <style:text-properties style:font-name="Times New Roman1" fo:font-style="italic" officeooo:rsid="00048e72" officeooo:paragraph-rsid="002ca1ad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officeooo:paragraph-rsid="00048e72"/>
    </style:style>
    <style:style style:name="P11" style:family="paragraph" style:parent-style-name="Standard">
      <style:text-properties style:font-name="Liberation Serif" fo:font-style="italic" officeooo:rsid="000a67e5" officeooo:paragraph-rsid="000a67e5" style:font-style-asian="italic" style:font-style-complex="italic"/>
    </style:style>
    <style:style style:name="P12" style:family="paragraph" style:parent-style-name="Standard">
      <style:text-properties style:font-name="Liberation Serif" fo:font-style="italic" officeooo:rsid="00114628" officeooo:paragraph-rsid="00114628" style:font-style-asian="italic" style:font-style-complex="italic"/>
    </style:style>
    <style:style style:name="P13" style:family="paragraph" style:parent-style-name="Standard">
      <style:text-properties style:font-name="Liberation Serif" fo:font-style="italic" officeooo:rsid="00114628" officeooo:paragraph-rsid="00236c98" style:font-style-asian="italic" style:font-style-complex="italic"/>
    </style:style>
    <style:style style:name="P14" style:family="paragraph" style:parent-style-name="Standard">
      <style:text-properties style:font-name="Liberation Serif" fo:font-style="italic" officeooo:rsid="0012fc31" officeooo:paragraph-rsid="0012fc31" style:font-style-asian="italic" style:font-style-complex="italic"/>
    </style:style>
    <style:style style:name="P15" style:family="paragraph" style:parent-style-name="Standard">
      <style:text-properties style:font-name="Liberation Serif" fo:font-style="italic" officeooo:rsid="0018434e" officeooo:paragraph-rsid="0019ed85" style:font-style-asian="italic" style:font-style-complex="italic"/>
    </style:style>
    <style:style style:name="P16" style:family="paragraph" style:parent-style-name="Standard">
      <style:text-properties style:font-name="Liberation Serif" fo:font-style="italic" officeooo:rsid="0018434e" officeooo:paragraph-rsid="002f393f" style:font-style-asian="italic" style:font-style-complex="italic"/>
    </style:style>
    <style:style style:name="P17" style:family="paragraph" style:parent-style-name="Standard">
      <style:text-properties style:font-name="Liberation Serif" fo:font-style="italic" officeooo:rsid="00048e72" officeooo:paragraph-rsid="002e849f" style:font-style-asian="italic" style:font-style-complex="italic"/>
    </style:style>
    <style:style style:name="P18" style:family="paragraph" style:parent-style-name="Standard">
      <style:text-properties officeooo:paragraph-rsid="001c3890"/>
    </style:style>
    <style:style style:name="P19" style:family="paragraph" style:parent-style-name="Standard">
      <style:text-properties officeooo:rsid="001e2daa" officeooo:paragraph-rsid="001e2daa"/>
    </style:style>
    <style:style style:name="P20" style:family="paragraph" style:parent-style-name="Standard">
      <style:text-properties officeooo:rsid="00114628" officeooo:paragraph-rsid="0019ed85"/>
    </style:style>
    <style:style style:name="P21" style:family="paragraph" style:parent-style-name="Standard">
      <style:text-properties officeooo:paragraph-rsid="00286842"/>
    </style:style>
    <style:style style:name="P22" style:family="paragraph" style:parent-style-name="Standard">
      <style:text-properties officeooo:paragraph-rsid="002796ad"/>
    </style:style>
    <style:style style:name="P23" style:family="paragraph" style:parent-style-name="Standard">
      <style:text-properties officeooo:paragraph-rsid="002ad9d9"/>
    </style:style>
    <style:style style:name="P24" style:family="paragraph" style:parent-style-name="Standard">
      <style:text-properties officeooo:paragraph-rsid="002e849f"/>
    </style:style>
    <style:style style:name="P25" style:family="paragraph" style:parent-style-name="Standard">
      <style:text-properties officeooo:paragraph-rsid="002f393f"/>
    </style:style>
    <style:style style:name="P26" style:family="paragraph" style:parent-style-name="Standard">
      <style:paragraph-properties fo:break-before="page"/>
      <style:text-properties style:font-name="Liberation Serif" fo:font-style="italic" officeooo:rsid="000a67e5" officeooo:paragraph-rsid="001c3890" style:font-style-asian="italic" style:font-style-complex="italic"/>
    </style:style>
    <style:style style:name="P27" style:family="paragraph" style:parent-style-name="Standard">
      <style:paragraph-properties fo:break-before="page"/>
      <style:text-properties officeooo:paragraph-rsid="00114628"/>
    </style:style>
    <style:style style:name="P28" style:family="paragraph" style:parent-style-name="Standard">
      <style:paragraph-properties fo:break-before="page"/>
      <style:text-properties officeooo:paragraph-rsid="001a46c7"/>
    </style:style>
    <style:style style:name="P29" style:family="paragraph" style:parent-style-name="Standard">
      <style:paragraph-properties fo:break-before="page"/>
      <style:text-properties officeooo:paragraph-rsid="001c3890"/>
    </style:style>
    <style:style style:name="P30" style:family="paragraph" style:parent-style-name="Standard">
      <style:paragraph-properties fo:break-before="page"/>
      <style:text-properties officeooo:paragraph-rsid="00236c98"/>
    </style:style>
    <style:style style:name="P31" style:family="paragraph" style:parent-style-name="Standard">
      <style:paragraph-properties fo:break-before="page"/>
      <style:text-properties officeooo:rsid="001e2daa" officeooo:paragraph-rsid="001e2daa"/>
    </style:style>
    <style:style style:name="P32" style:family="paragraph" style:parent-style-name="Standard" style:list-style-name="L1">
      <style:text-properties style:font-name="Liberation Serif" fo:font-style="italic" officeooo:rsid="000a67e5" officeooo:paragraph-rsid="000a67e5" style:font-style-asian="italic" style:font-style-complex="italic"/>
    </style:style>
    <style:style style:name="P33" style:family="paragraph" style:parent-style-name="Standard" style:list-style-name="L1">
      <style:text-properties style:font-name="Liberation Serif" fo:font-style="italic" officeooo:rsid="000a67e5" officeooo:paragraph-rsid="000afad0" style:font-style-asian="italic" style:font-style-complex="italic"/>
    </style:style>
    <style:style style:name="P34" style:family="paragraph" style:parent-style-name="Standard" style:list-style-name="L1">
      <style:text-properties style:font-name="Liberation Serif" fo:font-style="italic" officeooo:rsid="000b5782" officeooo:paragraph-rsid="000b5782" style:font-style-asian="italic" style:font-style-complex="italic"/>
    </style:style>
    <style:style style:name="P35" style:family="paragraph" style:parent-style-name="Standard" style:list-style-name="L1">
      <style:text-properties style:font-name="Liberation Serif" fo:font-style="italic" officeooo:rsid="000afad0" officeooo:paragraph-rsid="000afad0" style:font-style-asian="italic" style:font-style-complex="italic"/>
    </style:style>
    <style:style style:name="P36" style:family="paragraph" style:parent-style-name="Standard" style:list-style-name="L1">
      <style:text-properties style:font-name="Liberation Serif" fo:font-style="italic" officeooo:rsid="000f6fec" officeooo:paragraph-rsid="000f6fec" style:font-style-asian="italic" style:font-style-complex="italic"/>
    </style:style>
    <style:style style:name="P37" style:family="paragraph" style:parent-style-name="Standard" style:list-style-name="L2">
      <style:text-properties style:font-name="Liberation Serif" fo:font-style="italic" officeooo:rsid="00114628" officeooo:paragraph-rsid="00114628" style:font-style-asian="italic" style:font-style-complex="italic"/>
    </style:style>
    <style:style style:name="P38" style:family="paragraph" style:parent-style-name="Standard" style:list-style-name="L2">
      <style:text-properties style:font-name="Liberation Serif" fo:font-style="italic" officeooo:rsid="00114628" officeooo:paragraph-rsid="0019ed85" style:font-style-asian="italic" style:font-style-complex="italic"/>
    </style:style>
    <style:style style:name="P39" style:family="paragraph" style:parent-style-name="Standard" style:list-style-name="L2">
      <style:text-properties style:font-name="Liberation Serif" fo:font-style="italic" officeooo:rsid="00114628" officeooo:paragraph-rsid="00236c98" style:font-style-asian="italic" style:font-style-complex="italic"/>
    </style:style>
    <style:style style:name="P40" style:family="paragraph" style:parent-style-name="Standard" style:list-style-name="L2">
      <style:text-properties style:font-name="Liberation Serif" fo:font-style="italic" officeooo:rsid="00114628" officeooo:paragraph-rsid="0024f13f" style:font-style-asian="italic" style:font-style-complex="italic"/>
    </style:style>
    <style:style style:name="P41" style:family="paragraph" style:parent-style-name="Standard" style:list-style-name="L2">
      <style:text-properties style:font-name="Liberation Serif" fo:font-style="italic" officeooo:rsid="0018434e" officeooo:paragraph-rsid="0019ed85" style:font-style-asian="italic" style:font-style-complex="italic"/>
    </style:style>
    <style:style style:name="P42" style:family="paragraph" style:parent-style-name="Standard">
      <style:text-properties style:font-name="Liberation Serif" fo:font-style="italic" officeooo:rsid="0018434e" officeooo:paragraph-rsid="0031e31a" style:font-style-asian="italic" style:font-style-complex="italic"/>
    </style:style>
    <style:style style:name="P43" style:family="paragraph" style:parent-style-name="Standard" style:list-style-name="L2">
      <style:text-properties style:font-name="Liberation Serif" fo:font-style="italic" officeooo:rsid="0012fc31" officeooo:paragraph-rsid="0012fc31" style:font-style-asian="italic" style:font-style-complex="italic"/>
    </style:style>
    <style:style style:name="P44" style:family="paragraph" style:parent-style-name="Standard" style:list-style-name="L2">
      <style:text-properties style:font-name="Liberation Serif" fo:font-style="italic" officeooo:rsid="00133ebe" officeooo:paragraph-rsid="00133ebe" style:font-style-asian="italic" style:font-style-complex="italic"/>
    </style:style>
    <style:style style:name="P45" style:family="paragraph" style:parent-style-name="Standard" style:list-style-name="L2">
      <style:text-properties officeooo:paragraph-rsid="0018434e"/>
    </style:style>
    <style:style style:name="P46" style:family="paragraph" style:parent-style-name="Standard" style:list-style-name="L2">
      <style:text-properties officeooo:paragraph-rsid="0031e31a"/>
    </style:style>
    <style:style style:name="P47" style:family="paragraph" style:parent-style-name="Standard" style:list-style-name="L2">
      <style:text-properties officeooo:rsid="0018434e" officeooo:paragraph-rsid="00236c98"/>
    </style:style>
    <style:style style:name="P48" style:family="paragraph" style:parent-style-name="Standard" style:list-style-name="L2">
      <style:text-properties officeooo:rsid="00114628" officeooo:paragraph-rsid="002f393f"/>
    </style:style>
    <style:style style:name="P49" style:family="paragraph" style:parent-style-name="Standard" style:list-style-name="L2">
      <style:text-properties officeooo:rsid="0012fc31" officeooo:paragraph-rsid="00133ebe"/>
    </style:style>
    <style:style style:name="P50" style:family="paragraph" style:parent-style-name="Standard" style:list-style-name="L2">
      <style:text-properties officeooo:rsid="00133ebe" officeooo:paragraph-rsid="00133ebe"/>
    </style:style>
    <style:style style:name="P51" style:family="paragraph" style:parent-style-name="Standard" style:list-style-name="L3">
      <style:text-properties officeooo:paragraph-rsid="001f29d6"/>
    </style:style>
    <style:style style:name="P52" style:family="paragraph" style:parent-style-name="Standard" style:list-style-name="L3">
      <style:text-properties officeooo:paragraph-rsid="00222481"/>
    </style:style>
    <style:style style:name="P53" style:family="paragraph" style:parent-style-name="Standard" style:list-style-name="L3">
      <style:text-properties fo:font-style="italic" officeooo:rsid="001e2daa" officeooo:paragraph-rsid="001f29d6" style:font-style-asian="italic" style:font-style-complex="italic"/>
    </style:style>
    <style:style style:name="P54" style:family="paragraph" style:parent-style-name="Standard" style:list-style-name="L3">
      <style:text-properties fo:font-style="italic" officeooo:paragraph-rsid="001f29d6" style:font-style-asian="italic" style:font-style-complex="italic"/>
    </style:style>
    <style:style style:name="P55" style:family="paragraph" style:parent-style-name="Standard" style:list-style-name="L3">
      <style:text-properties fo:font-style="italic" officeooo:paragraph-rsid="0020b4e8" style:font-style-asian="italic" style:font-style-complex="italic"/>
    </style:style>
    <style:style style:name="P56" style:family="paragraph" style:parent-style-name="Standard" style:list-style-name="L3">
      <style:text-properties fo:font-style="italic" officeooo:paragraph-rsid="00215001" style:font-style-asian="italic" style:font-style-complex="italic"/>
    </style:style>
    <style:style style:name="P57" style:family="paragraph" style:parent-style-name="Standard" style:list-style-name="L3">
      <style:text-properties fo:font-style="italic" officeooo:paragraph-rsid="002ad9d9" style:font-style-asian="italic" style:font-style-complex="italic"/>
    </style:style>
    <style:style style:name="P58" style:family="paragraph" style:parent-style-name="Standard" style:list-style-name="L3">
      <style:text-properties officeooo:rsid="001e2daa" officeooo:paragraph-rsid="001f29d6"/>
    </style:style>
    <style:style style:name="P59" style:family="paragraph" style:parent-style-name="Standard">
      <style:text-properties officeooo:rsid="00048e72" officeooo:paragraph-rsid="0030cfe5"/>
    </style:style>
    <style:style style:name="P60" style:family="paragraph" style:parent-style-name="Standard">
      <style:text-properties officeooo:paragraph-rsid="0030cfe5"/>
    </style:style>
    <style:style style:name="P61" style:family="paragraph" style:parent-style-name="Standard">
      <style:text-properties officeooo:paragraph-rsid="0031e31a"/>
    </style:style>
    <style:style style:name="T1" style:family="text">
      <style:text-properties officeooo:rsid="00048e72"/>
    </style:style>
    <style:style style:name="T2" style:family="text">
      <style:text-properties style:font-name="Times New Roman1" fo:font-style="italic" style:font-style-asian="italic" style:font-style-complex="italic"/>
    </style:style>
    <style:style style:name="T3" style:family="text">
      <style:text-properties style:font-name="Times New Roman1" fo:font-style="italic" officeooo:rsid="00048e72" style:font-style-asian="italic" style:font-style-complex="italic"/>
    </style:style>
    <style:style style:name="T4" style:family="text">
      <style:text-properties style:font-name="Times New Roman1" fo:font-style="italic" officeooo:rsid="0008961b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2daa" style:font-style-asian="italic" style:font-style-complex="italic"/>
    </style:style>
    <style:style style:name="T7" style:family="text">
      <style:text-properties fo:font-style="italic" officeooo:rsid="002796ad" style:font-style-asian="italic" style:font-style-complex="italic"/>
    </style:style>
    <style:style style:name="T8" style:family="text">
      <style:text-properties officeooo:rsid="00080a42"/>
    </style:style>
    <style:style style:name="T9" style:family="text">
      <style:text-properties officeooo:rsid="0008961b"/>
    </style:style>
    <style:style style:name="T10" style:family="text">
      <style:text-properties officeooo:rsid="000afad0"/>
    </style:style>
    <style:style style:name="T11" style:family="text">
      <style:text-properties style:font-name="Liberation Serif" fo:font-style="italic" style:font-style-asian="italic" style:font-style-complex="italic"/>
    </style:style>
    <style:style style:name="T12" style:family="text">
      <style:text-properties style:font-name="Liberation Serif" fo:font-style="italic" officeooo:rsid="000f6fec" style:font-style-asian="italic" style:font-style-complex="italic"/>
    </style:style>
    <style:style style:name="T13" style:family="text">
      <style:text-properties style:font-name="Liberation Serif" fo:font-style="italic" officeooo:rsid="00114628" style:font-style-asian="italic" style:font-style-complex="italic"/>
    </style:style>
    <style:style style:name="T14" style:family="text">
      <style:text-properties style:font-name="Liberation Serif" fo:font-style="italic" officeooo:rsid="00133ebe" style:font-style-asian="italic" style:font-style-complex="italic"/>
    </style:style>
    <style:style style:name="T15" style:family="text">
      <style:text-properties style:font-name="Liberation Serif" fo:font-style="italic" officeooo:rsid="0018434e" style:font-style-asian="italic" style:font-style-complex="italic"/>
    </style:style>
    <style:style style:name="T16" style:family="text">
      <style:text-properties style:font-name="Liberation Serif" fo:font-style="italic" officeooo:rsid="001a46c7" style:font-style-asian="italic" style:font-style-complex="italic"/>
    </style:style>
    <style:style style:name="T17" style:family="text">
      <style:text-properties style:font-name="Liberation Serif" fo:font-style="italic" officeooo:rsid="001c3890" style:font-style-asian="italic" style:font-style-complex="italic"/>
    </style:style>
    <style:style style:name="T18" style:family="text">
      <style:text-properties style:font-name="Liberation Serif" fo:font-style="italic" officeooo:rsid="00222a86" style:font-style-asian="italic" style:font-style-complex="italic"/>
    </style:style>
    <style:style style:name="T19" style:family="text">
      <style:text-properties style:font-name="Liberation Serif" fo:font-style="italic" officeooo:rsid="00236c98" style:font-style-asian="italic" style:font-style-complex="italic"/>
    </style:style>
    <style:style style:name="T20" style:family="text">
      <style:text-properties style:font-name="Liberation Serif" fo:font-style="italic" officeooo:rsid="0024f13f" style:font-style-asian="italic" style:font-style-complex="italic"/>
    </style:style>
    <style:style style:name="T21" style:family="text">
      <style:text-properties style:font-name="Liberation Serif" fo:font-style="italic" officeooo:rsid="002639e6" style:font-style-asian="italic" style:font-style-complex="italic"/>
    </style:style>
    <style:style style:name="T22" style:family="text">
      <style:text-properties style:font-name="Liberation Serif" fo:font-style="italic" officeooo:rsid="00286842" style:font-style-asian="italic" style:font-style-complex="italic"/>
    </style:style>
    <style:style style:name="T23" style:family="text">
      <style:text-properties style:font-name="Liberation Serif" fo:font-style="italic" officeooo:rsid="002796ad" style:font-style-asian="italic" style:font-style-complex="italic"/>
    </style:style>
    <style:style style:name="T24" style:family="text">
      <style:text-properties officeooo:rsid="000b5782"/>
    </style:style>
    <style:style style:name="T25" style:family="text">
      <style:text-properties officeooo:rsid="000c7d63"/>
    </style:style>
    <style:style style:name="T26" style:family="text">
      <style:text-properties officeooo:rsid="00153585"/>
    </style:style>
    <style:style style:name="T27" style:family="text">
      <style:text-properties officeooo:rsid="001a46c7"/>
    </style:style>
    <style:style style:name="T28" style:family="text">
      <style:text-properties officeooo:rsid="001c3890"/>
    </style:style>
    <style:style style:name="T29" style:family="text">
      <style:text-properties officeooo:rsid="001e2daa"/>
    </style:style>
    <style:style style:name="T30" style:family="text">
      <style:text-properties officeooo:rsid="001f29d6"/>
    </style:style>
    <style:style style:name="T31" style:family="text">
      <style:text-properties officeooo:rsid="0020b4e8"/>
    </style:style>
    <style:style style:name="T32" style:family="text">
      <style:text-properties officeooo:rsid="002639e6"/>
    </style:style>
    <style:style style:name="T33" style:family="text">
      <style:text-properties officeooo:rsid="002796ad"/>
    </style:style>
    <style:style style:name="T34" style:family="text">
      <style:text-properties fo:font-variant="normal" fo:text-transform="none" fo:color="#ff0000" loext:opacity="100%" style:font-name="Times New Roman" fo:font-size="10.1999998092651pt" fo:letter-spacing="normal" fo:font-style="normal" fo:font-weight="bold"/>
    </style:style>
    <style:style style:name="T35" style:family="text">
      <style:text-properties fo:font-variant="normal" fo:text-transform="none" fo:color="#ff0000" loext:opacity="100%" style:font-name="Times New Roman" fo:font-size="10.1999998092651pt" fo:letter-spacing="normal" fo:font-style="normal" fo:font-weight="bold" style:font-style-asian="italic" style:font-style-complex="italic"/>
    </style:style>
    <style:style style:name="T36" style:family="text">
      <style:text-properties fo:font-variant="normal" fo:text-transform="none" fo:color="#ff0000" loext:opacity="100%" style:font-name="Times New Roman" fo:font-size="10.1999998092651pt" fo:letter-spacing="normal" fo:font-style="normal" fo:font-weight="bold" officeooo:rsid="002639e6" style:font-style-asian="italic" style:font-style-complex="italic"/>
    </style:style>
    <style:style style:name="T37" style:family="text">
      <style:text-properties fo:font-variant="normal" fo:text-transform="none" fo:color="#ff0000" loext:opacity="100%" style:font-name="Times New Roman" fo:font-size="10.1999998092651pt" fo:letter-spacing="normal" fo:font-style="normal" fo:font-weight="bold" officeooo:rsid="00286842" style:font-style-asian="italic" style:font-style-complex="italic"/>
    </style:style>
    <style:style style:name="T38" style:family="text">
      <style:text-properties fo:font-variant="normal" fo:text-transform="none" fo:color="#ff0000" loext:opacity="100%" style:font-name="Liberation Serif" fo:font-size="10.1999998092651pt" fo:letter-spacing="normal" fo:font-style="italic" fo:font-weight="bold" officeooo:rsid="00286842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Lettre à trous </text:span><text:span text:style-name="T16">(</text:span><text:span text:style-name="T17">FACILE</text:span><text:span text:style-name="T16">)</text:span></text:p>
      <text:p text:style-name="P1"/>
      <text:p text:style-name="P1"/>
      <text:p text:style-name="P5"><text:tab/>Cher Mr <text:span text:style-name="T8">#</text:span>, </text:p>
      <text:p text:style-name="P10"><text:span text:style-name="T2"><text:tab/>Nous avons le plaisir de vous informer que vous bénéficiez d'ores et déjà d'une inscription au </text:span><text:span text:style-name="T4">#</text:span><text:span text:style-name="T2"> </text:span><text:span text:style-name="T4">#</text:span><text:span text:style-name="T2">. Vous trouverez ci-joint la liste des ouvrages et équipements nécessaires au bon déroulement de votre scolarité. </text:span></text:p>
      <text:p text:style-name="P10"><text:span text:style-name="T3"><text:tab/>La rentrée étant fixée au </text:span><text:span text:style-name="T4">#</text:span><text:span text:style-name="T3"> septembre, nous attendons votre </text:span><text:span text:style-name="T4">#</text:span><text:span text:style-name="T3"> le 31 juillet au plus tard. Veuillez croire, cher Mr Potter, en l'expression de nos sentiments distingués. </text:span></text:p>
      <text:p text:style-name="P7"/>
      <text:p text:style-name="P7"><text:tab/><text:span text:style-name="T9"># </text:span>McGonagall, Directrice <text:span text:style-name="T9">#</text:span></text:p>
      <text:p text:style-name="P1"/>
      <text:p text:style-name="P1"/>
      <text:p text:style-name="P1">Mots : <text:tab/><text:tab/><text:span text:style-name="T8">Potter, </text:span><text:span text:style-name="T9">Collège, Poudlard, 1er, hibou, Minerva, adjointe</text:span></text:p>
      <text:p text:style-name="P1"/>
      <text:p text:style-name="P22"><text:span text:style-name="T33">Clé : </text:span><text:span text:style-name="T34">AGUAMENTI</text:span></text:p>
      <text:p text:style-name="P2"/>
      <text:p text:style-name="P29"><text:span text:style-name="T1">Lettre à trous </text:span><text:span text:style-name="T16">(</text:span><text:span text:style-name="T17">FACILE</text:span><text:span text:style-name="T16">)</text:span></text:p>
      <text:p text:style-name="P2"/>
      <text:p text:style-name="P2"/>
      <text:p text:style-name="P6"><text:tab/>N'OUVREZ PAS LE PAQUET PENDANT QUE VOUS SEREZ À TABLE. </text:p>
      <text:p text:style-name="P9"><text:tab/>Il contient votre nouveau <text:span text:style-name="T9"># #</text:span>, mais je ne veux pas que tout le monde sache que vous avez votre propre <text:span text:style-name="T9">#</text:span>. Sinon, les autres en voudront un aussi. Olivier <text:span text:style-name="T9">#</text:span> vous attend ce soir à sept heures sur le terrain de <text:span text:style-name="T9">#</text:span> pour votre première séance d'entraînement. </text:p>
      <text:p text:style-name="P8"/>
      <text:p text:style-name="P8"><text:tab/>Professeur <text:span text:style-name="T9">#</text:span>.</text:p>
      <text:p text:style-name="P2"/>
      <text:p text:style-name="P2"/>
      <text:p text:style-name="P17">Mots :<text:tab/><text:tab/>Nimbus, 2000, balai, <text:span text:style-name="T9">Dubois,</text:span> Quidditch, McGonagall</text:p>
      <text:p text:style-name="P4"/>
      <text:p text:style-name="P24"><text:span text:style-name="T23">Clé : </text:span><text:span text:style-name="T34">CHOIXPEAU </text:span></text:p>
      <text:p text:style-name="P11"/>
      <text:p text:style-name="P26">Trouver les mois des évènements de l’année 1991-1992 <text:span text:style-name="T26">(tome 1) </text:span><text:span text:style-name="T27">(</text:span><text:span text:style-name="T28">MOYEN</text:span><text:span text:style-name="T27">)</text:span></text:p>
      <text:p text:style-name="P11"/>
      <text:list xml:id="list949788154" text:style-name="L1">
        <text:list-item>
          <text:p text:style-name="P32">Harry apprend qu’il est un sorcier. → <text:span text:style-name="T10">juillet</text:span></text:p>
        </text:list-item>
        <text:list-item>
          <text:p text:style-name="P33">Harry <text:span text:style-name="T10">est envoyé</text:span> par le Choixpeau magique<text:span text:style-name="T10"> à Gryffondor. </text:span>→ <text:span text:style-name="T10">septembre</text:span></text:p>
        </text:list-item>
        <text:list-item>
          <text:p text:style-name="P34">Harry devient l’attrapeur de l'équipe de Quidditch de Gryffondor. → <text:span text:style-name="T25">septembre</text:span></text:p>
        </text:list-item>
        <text:list-item>
          <text:p text:style-name="P35">Un troll <text:span text:style-name="T24">pénètre dans Poudlard avant d’être neutralisé par Harry et Ron. → octobre</text:span></text:p>
        </text:list-item>
        <text:list-item>
          <text:p text:style-name="P34">Premier match de Quidditch d'Harry opposant Gryffondor à Serpentard. → novembre</text:p>
        </text:list-item>
        <text:list-item>
          <text:p text:style-name="P34">Harry reçoit la cape d'invisibilité qui appartenait à son père. → décembre</text:p>
        </text:list-item>
        <text:list-item>
          <text:p text:style-name="P34">Naissance du dragon Norbert. → mai</text:p>
        </text:list-item>
        <text:list-item>
          <text:p text:style-name="P34">Firenze sauve Harry dans la Forêt interdite. → mai</text:p>
        </text:list-item>
        <text:list-item>
          <text:p text:style-name="P34">Harry affronte Voldemort et le professeur Quirrell. → juin</text:p>
        </text:list-item>
        <text:list-item>
          <text:p text:style-name="P36">Les élèves de Poudlard reviennent à Londres par le Poudlard Express. → juin</text:p>
        </text:list-item>
      </text:list>
      <text:p text:style-name="P59"/>
      <text:p text:style-name="P60"><text:span text:style-name="T23">Clé : </text:span><text:span text:style-name="T34">PROTEGO </text:span></text:p>
      <text:p text:style-name="P27"><text:span text:style-name="T12">Q</text:span><text:span text:style-name="T13">uestions </text:span><text:span text:style-name="T16">(</text:span><text:span text:style-name="T17">MOYEN</text:span><text:span text:style-name="T16">)</text:span></text:p>
      <text:p text:style-name="P12"/>
      <text:list xml:id="list2063439132" text:style-name="L2">
        <text:list-item>
          <text:p text:style-name="P37">La famille Dursley vit à Privet Drive, à quel numéro exactement ?</text:p>
          <text:p text:style-name="P37">→ 4</text:p>
        </text:list-item>
        <text:list-item>
          <text:p text:style-name="P37">Combien y a-t-il de joueurs dans un match de Quidditch ?</text:p>
          <text:p text:style-name="P38">→ 14</text:p>
        </text:list-item>
        <text:list-item>
          <text:p text:style-name="P41">Combien de points Dumbledore accorde-t-il à Neville lors du banquet de fin d'année ?</text:p>
        </text:list-item>
      </text:list>
      <text:p text:style-name="P20"><text:span text:style-name="T15"><text:tab/></text:span><text:span text:style-name="T20">→ </text:span><text:span text:style-name="T15">10</text:span></text:p>
      <text:p text:style-name="P15"/>
      <text:p text:style-name="P15"/>
      <text:p text:style-name="P21"><text:span text:style-name="T15">C</text:span><text:span text:style-name="T22">lé : </text:span><text:span text:style-name="T35">SERDAIGLE</text:span><text:span text:style-name="T11"> </text:span></text:p>
      <text:p text:style-name="P30"><text:span text:style-name="T12">Q</text:span><text:span text:style-name="T13">uestions </text:span><text:span text:style-name="T16">(</text:span><text:span text:style-name="T19">DIFFICILE</text:span><text:span text:style-name="T16">)</text:span></text:p>
      <text:p text:style-name="P13"/>
      <text:list xml:id="list144804523689426" text:continue-numbering="true" text:style-name="L2">
        <text:list-item>
          <text:p text:style-name="P39">Quelle est la race de Norbert, le dragon d'Hagrid ?</text:p>
          <text:p text:style-name="P39">→ Norvégien à crête</text:p>
        </text:list-item>
        <text:list-item>
          <text:p text:style-name="P40">Où est envoyé Norbert ?</text:p>
          <text:p text:style-name="P40">→ Roumanie</text:p>
        </text:list-item>
        <text:list-item>
          <text:p text:style-name="P47">Qu<text:span text:style-name="T32">el</text:span> fut le premier centaure rencontré par Harry ?</text:p>
          <text:p text:style-name="P48"><text:span text:style-name="T15">→ Rona</text:span><text:span text:style-name="T21">n</text:span></text:p>
        </text:list-item>
      </text:list>
      <text:p text:style-name="P16"/>
      <text:p text:style-name="P16"/>
      <text:p text:style-name="P25"><text:span text:style-name="T15">C</text:span><text:span text:style-name="T22">lé : </text:span><text:span text:style-name="T36">HORCRUXE </text:span></text:p>
      <text:p text:style-name="P28"><text:span text:style-name="T12">Q</text:span><text:span text:style-name="T13">uestions </text:span><text:span text:style-name="T16">(</text:span><text:span text:style-name="T18">EXTREME</text:span><text:span text:style-name="T16">)</text:span></text:p>
      <text:p text:style-name="P14"/>
      <text:list xml:id="list144804623594495" text:continue-numbering="true" text:style-name="L2">
        <text:list-item>
          <text:p text:style-name="P43">Combien la somme de 2 Gallions et 5 Mornilles équivaut-elle en Noises ?</text:p>
          <text:p text:style-name="P49"><text:span text:style-name="T11">→ </text:span><text:span text:style-name="T14">1131</text:span></text:p>
        </text:list-item>
        <text:list-item>
          <text:p text:style-name="P44">Quel est le premier mot de passe pour accéder à la salle commune de Gryffondor lors de l’année 1991-1992 (tome 1) ?</text:p>
          <text:p text:style-name="P50">→ Caput Draconis</text:p>
        </text:list-item>
        <text:list-item>
          <text:p text:style-name="P45">Parmis les étudiants de Poudlard, qui a attaqué physiquement Lord Voldemort sans le savoir durant l'année 1991-1992 (tome 1)</text:p>
          <text:p text:style-name="P46">→ <text:span text:style-name="T30">Fred et Gorges Weasley → Weasley</text:span></text:p>
        </text:list-item>
      </text:list>
      <text:p text:style-name="P42"/>
      <text:p text:style-name="P61"><text:span text:style-name="T15">C</text:span><text:span text:style-name="T22">lé : </text:span><text:span text:style-name="T37">VERITASERUM</text:span><text:span text:style-name="T38"> </text:span><text:span text:style-name="T36"><text:s/></text:span></text:p>
      <text:p text:style-name="P31">Qui a dit… <text:span text:style-name="T30">(FACILE)</text:span></text:p>
      <text:p text:style-name="P19"/>
      <text:list xml:id="list2146372602" text:style-name="L3">
        <text:list-item>
          <text:p text:style-name="P53">“Il faut beaucoup de bravoure pour faire face à ses ennemis mais il n'en faut pas moins pour affronter ses amis.”</text:p>
          <text:p text:style-name="P58">→ <text:span text:style-name="T30">Albus Dumbledore → <text:s/>Dumbledore</text:span></text:p>
        </text:list-item>
        <text:list-item>
          <text:p text:style-name="P51"><text:span text:style-name="T6">“</text:span>On aurait pu se faire tuer, ou pire, être renvoyés. Et maintenant, si ça ne vous dérange pas, je vais me coucher.<text:span text:style-name="T6">”</text:span></text:p>
          <text:p text:style-name="P51"><text:span text:style-name="T29">→ </text:span><text:span text:style-name="T30">Hermione Granger → <text:s/>Granger</text:span></text:p>
        </text:list-item>
        <text:list-item>
          <text:p text:style-name="P54">“Je suis un quoi ? ”</text:p>
          <text:p text:style-name="P54">→ <text:span text:style-name="T30">Harry Potter → Potter</text:span></text:p>
        </text:list-item>
        <text:list-item>
          <text:p text:style-name="P54">“Souvenez-vous, c'est la baguette qui choisit son sorcier, pas le contraire…”</text:p>
          <text:p text:style-name="P54">→ Garrick Ollivander → Ollivander</text:p>
        </text:list-item>
        <text:list-item>
          <text:p text:style-name="P55">“Trente-six ! Ça fait deux de moins que l'année dernière.”</text:p>
          <text:p text:style-name="P54">→ <text:span text:style-name="T31">Dudley Dursley → Dursley</text:span></text:p>
        </text:list-item>
        <text:list-item>
          <text:p text:style-name="P54">“Un troll... dans les cachots... je voulais vous prévenir…”</text:p>
          <text:p text:style-name="P56">→ Quirinus Quirrell → <text:s/>Quirrell</text:p>
        </text:list-item>
        <text:list-item>
          <text:p text:style-name="P52"><text:span text:style-name="T5">“</text:span>Il n'y a pas de bien ni de mal, il n'y a que le pouvoir, et ceux qui sont trop faibles pour le rechercher…<text:span text:style-name="T5">”</text:span></text:p>
          <text:p text:style-name="P57">→ Quirinus Quirrell → <text:s/>Quirrell</text:p>
        </text:list-item>
      </text:list>
      <text:p text:style-name="P3"/>
      <text:p text:style-name="P23"><text:span text:style-name="T7">Clé : </text:span><text:span text:style-name="T34">ENERVATUM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3-02-19T14:48:04.018000000</dc:date>
    <meta:editing-duration>PT5H3M24S</meta:editing-duration>
    <meta:editing-cycles>34</meta:editing-cycles>
    <meta:document-statistic meta:table-count="0" meta:image-count="0" meta:object-count="0" meta:page-count="7" meta:paragraph-count="65" meta:word-count="620" meta:character-count="3350" meta:non-whitespace-character-count="2809"/>
  </office:meta>
</office:document-meta>
</file>